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166800000352F766937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onospace" svg:font-family="Monospace"/>
    <style:font-face style:name="Cumberland AMT" svg:font-family="'Cumberland AMT'" style:font-family-generic="modern" style:font-pitch="fixed"/>
    <style:font-face style:name="Albany AMT1" svg:font-family="'Albany AMT'" style:font-pitch="variable"/>
    <style:font-face style:name="Courier New" svg:font-family="'Courier New'" style:font-pitch="variable"/>
    <style:font-face style:name="Mincho" svg:font-family="Mincho, msmincho" style:font-pitch="variable"/>
    <style:font-face style:name="SUSE Sans" svg:font-family="'SUSE Sans'" style:font-pitch="variable"/>
    <style:font-face style:name="Times" svg:font-family="Time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office:font-face-decls>
  <office:automatic-styles>
    <style:style style:name="SNMPmessages" style:family="table">
      <style:table-properties style:width="6.5in" table:align="margins" style:writing-mode="lr-tb"/>
    </style:style>
    <style:style style:name="SNMPmessages.A" style:family="table-column">
      <style:table-column-properties style:column-width="2.1667in" style:rel-column-width="21845*"/>
    </style:style>
    <style:style style:name="SNMPmessages.B" style:family="table-column">
      <style:table-column-properties style:column-width="1.0833in" style:rel-column-width="10922*"/>
    </style:style>
    <style:style style:name="SNMPmessages.C" style:family="table-column">
      <style:table-column-properties style:column-width="1.0833in" style:rel-column-width="10923*"/>
    </style:style>
    <style:style style:name="SNMPmessages.A1" style:family="table-cell">
      <style:table-cell-properties fo:padding="0.0382in" fo:border-left="0.0007in solid #000000" fo:border-right="none" fo:border-top="0.0007in solid #000000" fo:border-bottom="0.0007in solid #000000"/>
    </style:style>
    <style:style style:name="SNMPmessages.D1" style:family="table-cell">
      <style:table-cell-properties fo:padding="0.0382in" fo:border="0.0007in solid #000000"/>
    </style:style>
    <style:style style:name="SNMPmessages.A2" style:family="table-cell">
      <style:table-cell-properties fo:padding="0.0382in" fo:border-left="0.0007in solid #000000" fo:border-right="none" fo:border-top="none" fo:border-bottom="0.0007in solid #000000"/>
    </style:style>
    <style:style style:name="SNMPmessages.D2" style:family="table-cell">
      <style:table-cell-properties fo:padding="0.0382in" fo:border-left="0.0007in solid #000000" fo:border-right="0.0007in solid #000000" fo:border-top="none" fo:border-bottom="0.0007in solid #000000"/>
    </style:style>
    <style:style style:name="SNMPProperties" style:family="table">
      <style:table-properties style:width="4.0819in" fo:margin-left="0.6729in" fo:margin-right="1.7451in" table:align="margins" style:writing-mode="lr-tb"/>
    </style:style>
    <style:style style:name="SNMPProperties.A" style:family="table-column">
      <style:table-column-properties style:column-width="2.5826in" style:rel-column-width="41466*"/>
    </style:style>
    <style:style style:name="SNMPProperties.B" style:family="table-column">
      <style:table-column-properties style:column-width="1.4993in" style:rel-column-width="24069*"/>
    </style:style>
    <style:style style:name="SNMPProperties.A1" style:family="table-cell">
      <style:table-cell-properties fo:padding="0.0382in" fo:border-left="0.0007in solid #000000" fo:border-right="none" fo:border-top="0.0007in solid #000000" fo:border-bottom="0.0007in solid #000000"/>
    </style:style>
    <style:style style:name="SNMPProperties.B1" style:family="table-cell">
      <style:table-cell-properties fo:padding="0.0382in" fo:border="0.0007in solid #000000"/>
    </style:style>
    <style:style style:name="SNMPProperties.A2" style:family="table-cell">
      <style:table-cell-properties fo:padding="0.0382in" fo:border-left="0.0007in solid #000000" fo:border-right="none" fo:border-top="none" fo:border-bottom="0.0007in solid #000000"/>
    </style:style>
    <style:style style:name="SNMPProperties.B2" style:family="table-cell">
      <style:table-cell-properties fo:padding="0.0382in" fo:border-left="0.0007in solid #000000" fo:border-right="0.0007in solid #000000" fo:border-top="none" fo:border-bottom="0.0007in solid #000000"/>
    </style:style>
    <style:style style:name="ConsolidationDates" style:family="table">
      <style:table-properties style:width="4.0819in" fo:margin-left="0.6729in" fo:margin-right="1.7451in" table:align="margins" style:writing-mode="lr-tb"/>
    </style:style>
    <style:style style:name="ConsolidationDates.A" style:family="table-column">
      <style:table-column-properties style:column-width="2.5826in" style:rel-column-width="41466*"/>
    </style:style>
    <style:style style:name="ConsolidationDates.B" style:family="table-column">
      <style:table-column-properties style:column-width="1.4993in" style:rel-column-width="24069*"/>
    </style:style>
    <style:style style:name="ConsolidationDates.A1" style:family="table-cell">
      <style:table-cell-properties fo:padding="0.0382in" fo:border-left="0.0007in solid #000000" fo:border-right="none" fo:border-top="0.0007in solid #000000" fo:border-bottom="0.0007in solid #000000"/>
    </style:style>
    <style:style style:name="ConsolidationDates.B1" style:family="table-cell">
      <style:table-cell-properties fo:padding="0.0382in" fo:border="0.0007in solid #000000"/>
    </style:style>
    <style:style style:name="ConsolidationDates.A2" style:family="table-cell">
      <style:table-cell-properties fo:padding="0.0382in" fo:border-left="0.0007in solid #000000" fo:border-right="none" fo:border-top="none" fo:border-bottom="0.0007in solid #000000"/>
    </style:style>
    <style:style style:name="ConsolidationDates.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fo:text-align="center" style:justify-single-word="false" style:page-number="1"/>
      <style:text-properties fo:font-size="15pt" style:font-size-asian="15pt" style:font-size-complex="15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agraph-properties fo:text-align="center"/>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Contents_20_1">
      <style:paragraph-properties>
        <style:tab-stops>
          <style:tab-stop style:position="6.5in" style:type="right" style:leader-style="dotted" style:leader-text="."/>
        </style:tab-stops>
      </style:paragraph-properties>
    </style:style>
    <style:style style:name="P6" style:family="paragraph" style:parent-style-name="Contents_20_2">
      <style:paragraph-properties>
        <style:tab-stops>
          <style:tab-stop style:position="6.3335in" style:type="right" style:leader-style="dotted" style:leader-text="."/>
        </style:tab-stops>
      </style:paragraph-properties>
    </style:style>
    <style:style style:name="P7" style:family="paragraph" style:parent-style-name="Contents_20_3">
      <style:paragraph-properties>
        <style:tab-stops>
          <style:tab-stop style:position="6.1071in" style:type="right" style:leader-style="dotted" style:leader-text="."/>
        </style:tab-stops>
      </style:paragraph-properties>
    </style:style>
    <style:style style:name="P8" style:family="paragraph" style:parent-style-name="Heading_20_1">
      <style:paragraph-properties fo:margin-top="0.1665in" fo:margin-bottom="0.1665in"/>
      <style:text-properties style:use-window-font-color="true" fo:font-size="10pt" fo:language="en" fo:country="US" fo:font-weight="bold" style:font-name-asian="Times New Roman" style:font-size-asian="10pt" style:language-asian="none" style:country-asian="none" style:font-weight-asian="bold" style:font-name-complex="Times New Roman" style:font-size-complex="10pt"/>
    </style:style>
    <style:style style:name="P9" style:family="paragraph" style:parent-style-name="Heading_20_1">
      <style:paragraph-properties fo:break-before="page"/>
    </style:style>
    <style:style style:name="P10" style:family="paragraph" style:parent-style-name="Standard">
      <style:text-properties style:use-window-font-color="true" fo:font-size="10pt" fo:language="en" fo:country="US" style:font-name-asian="Times New Roman" style:font-size-asian="10pt" style:language-asian="none" style:country-asian="none" style:font-name-complex="Times New Roman" style:font-size-complex="10pt"/>
    </style:style>
    <style:style style:name="P11" style:family="paragraph" style:parent-style-name="Standard" style:list-style-name="L2"/>
    <style:style style:name="P12" style:family="paragraph" style:parent-style-name="Standard">
      <style:paragraph-properties fo:margin-left="0.5in" fo:margin-right="0in" fo:text-indent="0in" style:auto-text-indent="false"/>
      <style:text-properties style:font-name="SUSE Sans" fo:font-size="7pt" style:font-size-asian="7pt" style:font-size-complex="7pt"/>
    </style:style>
    <style:style style:name="P13" style:family="paragraph" style:parent-style-name="Preformatted_20_Text">
      <style:paragraph-properties fo:margin-left="0.5in" fo:margin-right="0in" fo:text-indent="0in" style:auto-text-indent="false"/>
      <style:text-properties style:font-name="SUSE Sans" fo:font-size="7pt" style:font-size-asian="7pt" style:font-size-complex="7pt"/>
    </style:style>
    <style:style style:name="P14" style:family="paragraph" style:parent-style-name="Preformatted_20_Text">
      <style:paragraph-properties fo:margin-left="0.5in" fo:margin-right="0in" fo:margin-top="0.0598in" fo:margin-bottom="0in" fo:text-indent="0in" style:auto-text-indent="false"/>
      <style:text-properties style:font-name="SUSE Sans" fo:font-size="7pt" style:font-size-asian="7pt" style:font-size-complex="7pt"/>
    </style:style>
    <style:style style:name="P15" style:family="paragraph" style:parent-style-name="Standard">
      <style:paragraph-properties fo:margin-left="0in" fo:margin-right="0in" fo:text-indent="0in" style:auto-text-indent="false"/>
      <style:text-properties style:font-name="SUSE Sans" fo:font-size="7pt" style:font-size-asian="7pt" style:font-size-complex="7pt"/>
    </style:style>
    <style:style style:name="P16" style:family="paragraph" style:parent-style-name="Standard">
      <style:text-properties fo:font-size="8pt" style:font-size-asian="8pt" style:font-size-complex="8pt"/>
    </style:style>
    <style:style style:name="P17" style:family="paragraph" style:parent-style-name="Standard" style:list-style-name="L3"/>
    <style:style style:name="P18" style:family="paragraph" style:parent-style-name="Standard">
      <style:text-properties fo:font-size="7pt" style:font-size-asian="7pt" style:font-size-complex="7pt"/>
    </style:style>
    <style:style style:name="P19" style:family="paragraph" style:parent-style-name="Standard">
      <style:paragraph-properties fo:break-before="page"/>
      <style:text-properties fo:font-size="7pt" style:font-size-asian="7pt" style:font-size-complex="7pt"/>
    </style:style>
    <style:style style:name="P20" style:family="paragraph" style:parent-style-name="Standard" style:list-style-name="L4">
      <style:text-properties fo:font-size="10pt" style:font-size-asian="10pt" style:font-size-complex="10pt"/>
    </style:style>
    <style:style style:name="P21" style:family="paragraph" style:parent-style-name="Standard">
      <style:text-properties style:font-name="Monospace" fo:font-size="7pt" style:font-name-asian="Monospace" style:font-size-asian="7pt" style:font-name-complex="Monospace" style:font-size-complex="7pt"/>
    </style:style>
    <style:style style:name="P22" style:family="paragraph" style:parent-style-name="Standard">
      <style:paragraph-properties style:text-autospace="none"/>
      <style:text-properties style:font-name="Monospace" fo:font-size="7pt" style:font-name-asian="Monospace" style:font-size-asian="7pt" style:font-name-complex="Monospace" style:font-size-complex="7pt"/>
    </style:style>
    <style:style style:name="P23" style:family="paragraph" style:parent-style-name="Standard" style:list-style-name="L5">
      <style:text-properties fo:font-size="10pt" style:font-size-asian="10pt" style:font-size-complex="10pt"/>
    </style:style>
    <style:style style:name="P24" style:family="paragraph" style:parent-style-name="Standard">
      <style:text-properties fo:font-size="10pt" style:font-size-asian="10pt" style:font-size-complex="10pt"/>
    </style:style>
    <style:style style:name="P25" style:family="paragraph" style:parent-style-name="Standard" style:list-style-name="L6"/>
    <style:style style:name="P26" style:family="paragraph" style:parent-style-name="Standard" style:list-style-name="L6">
      <style:paragraph-properties fo:margin-left="0.5in" fo:margin-right="0in" fo:text-indent="0in" style:auto-text-indent="false"/>
    </style:style>
    <style:style style:name="P27" style:family="paragraph" style:parent-style-name="Heading_20_2">
      <style:paragraph-properties fo:break-before="page"/>
    </style:style>
    <style:style style:name="P28" style:family="paragraph" style:parent-style-name="Standard" style:list-style-name="L7"/>
    <style:style style:name="P29" style:family="paragraph" style:parent-style-name="Standard" style:list-style-name="L7">
      <style:paragraph-properties fo:margin-left="0.5in" fo:margin-right="0in" fo:text-indent="0in" style:auto-text-indent="false"/>
    </style:style>
    <style:style style:name="P30" style:family="paragraph" style:parent-style-name="Standard" style:list-style-name="L7">
      <style:paragraph-properties fo:margin-left="0in" fo:margin-right="0in" fo:text-indent="0in" style:auto-text-indent="false"/>
    </style:style>
    <style:style style:name="T1" style:family="text">
      <style:text-properties fo:font-weight="bold"/>
    </style:style>
    <style:style style:name="T2" style:family="text">
      <style:text-properties fo:color="#008000"/>
    </style:style>
    <style:style style:name="T3" style:family="text">
      <style:text-properties fo:color="#0000ff"/>
    </style:style>
    <style:style style:name="T4" style:family="text">
      <style:text-properties fo:color="#dd0000"/>
    </style:style>
    <style:style style:name="T5" style:family="text">
      <style:text-properties fo:font-size="10pt" style:font-size-asian="10pt" style:font-size-complex="10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style:style style:name="Sect3" style:family="section">
      <style:section-properties text:dont-balance-text-columns="true" style:writing-mode="lr-tb" style:editable="false">
        <style:columns fo:column-count="0" fo:column-gap="0in"/>
        <text:notes-configuration text:note-class="footnote"/>
      </style:section-properties>
    </style:style>
    <text:list-style style:name="L1">
      <text:list-level-style-number text:level="1" style:num-format="">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ing Feeders and Adapters for Foundation 1.1</text:p>
      <text:p text:style-name="P2"/>
      <text:p text:style-name="P2"><draw:line text:anchor-type="paragraph" draw:z-index="8" draw:style-name="gr1" draw:text-style-name="P3" svg:x1="0.0035in" svg:y1="0.1445in" svg:x2="6.4933in" svg:y2="0.1547in"><text:p/></draw:line>Last Update: October, 27 2005 – Roger Ruttimann</text:p>
      <text:p text:style-name="P2"/>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Foundation 1.1 Adapter development<text:tab/>2</text:p>
          <text:p text:style-name="P6">Development environment<text:tab/>2</text:p>
          <text:p text:style-name="P6">Before you start<text:tab/>2</text:p>
          <text:p text:style-name="P6">Defining the data that needs to be integrated<text:tab/>2</text:p>
          <text:p text:style-name="P7">What's the Application scope?<text:tab/>2</text:p>
          <text:p text:style-name="P7">What's the Entity Type?<text:tab/>2</text:p>
          <text:p text:style-name="P7">What fields need to be stored?<text:tab/>2</text:p>
          <text:p text:style-name="P7">Select fields that are application specific?<text:tab/>3</text:p>
          <text:p text:style-name="P7">Select fields for data consolidation?<text:tab/>3</text:p>
          <text:p text:style-name="P6">Database updates<text:tab/>3</text:p>
          <text:p text:style-name="P6">Writing the Feeder<text:tab/>4</text:p>
          <text:p text:style-name="P6">Writing an adapter<text:tab/>4</text:p>
          <text:p text:style-name="P7">Creating the Java project<text:tab/>4</text:p>
          <text:p text:style-name="P7">Classes and method to overwrite<text:tab/>6</text:p>
          <text:p text:style-name="P7">Building the adapter package<text:tab/>6</text:p>
          <text:p text:style-name="P6">Installing and configuring the SNMPTRAP adapter<text:tab/>7</text:p>
          <text:p text:style-name="P5">APPENDIX 1 SQL script for SNMPTRAP Metadata creation<text:tab/>8</text:p>
        </text:index-body>
      </text:table-of-content>
      <text:p text:style-name="P2"/>
      <text:h text:style-name="P8" text:outline-level="1"/>
      <text:h text:style-name="P8" text:outline-level="1"/>
      <text:h text:style-name="P9" text:outline-level="1">Foundation 1.1 Adapter development</text:h>
      <text:section text:style-name="Sect3" text:name="Section1">
        <text:p text:style-name="P10">The following document describes step by step how to develop a new feeder and adapter for inserting custom data streams into the Foundation framework.</text:p>
        <text:p text:style-name="P10"/>
        <text:p text:style-name="P10">The input source will be SNMP traps.</text:p>
        <text:h text:style-name="Heading_20_2" text:outline-level="2">Development environment</text:h>
        <text:p text:style-name="Standard">The adapters are distributed as Java libraries (jar) and therefore you need the JAVA SDK available for compiling and packaging the adapters.</text:p>
        <text:p text:style-name="Standard">The tutorial uses ANT and MAVEN as build tools. You can get ANT and Maven binaries from the Apache site.</text:p>
        <text:p text:style-name="Standard">The tutorial uses the Foundation 1.1 source distribution which is available form sourceforge.net</text:p>
        <text:h text:style-name="Heading_20_2" text:outline-level="2">Before you start</text:h>
        <text:p text:style-name="Standard">Install and configure the build tools and Foundation 1.1. Make sure that foundations build runs without errors.</text:p>
        <text:p text:style-name="Standard"/>
        <text:h text:style-name="Heading_20_2" text:outline-level="2">Defining the data that needs to be integrated</text:h>
        <text:p text:style-name="Standard">As mentioned before the following example integrates (collects/normalizes) SNMP trap events.</text:p>
        <text:p text:style-name="Standard"/>
        <text:h text:style-name="Heading_20_3" text:outline-level="3">What's the Application scope?</text:h>
        <text:p text:style-name="Standard">SNMP trap are treated as separate application and therefore we have to create a new ApplicationType: SNMPTRAP</text:p>
        <text:p text:style-name="Standard"/>
        <text:h text:style-name="Heading_20_3" text:outline-level="3">What's the Entity Type?</text:h>
        <text:p text:style-name="Standard">SNMP trap messages will be stored in the LogMessage table and therefore the EntityType is LOG_MESSGAE</text:p>
        <text:p text:style-name="Standard"/>
        <text:h text:style-name="Heading_20_3" text:outline-level="3">What fields need to be stored?</text:h>
        <text:p text:style-name="Standard">Define the attributes that are generated by the application and specify the if required and the default values if not required.</text:p>
        <table:table table:name="SNMPmessages" table:style-name="SNMPmessages">
          <table:table-column table:style-name="SNMPmessages.A"/>
          <table:table-column table:style-name="SNMPmessages.B"/>
          <table:table-column table:style-name="SNMPmessages.C"/>
          <table:table-column table:style-name="SNMPmessages.A"/>
          <table:table-header-rows>
            <table:table-row>
              <table:table-cell table:style-name="SNMPmessages.A1" office:value-type="string">
                <text:p text:style-name="Table_20_Heading">Attribute</text:p>
              </table:table-cell>
              <table:table-cell table:style-name="SNMPmessages.A1" office:value-type="string">
                <text:p text:style-name="Table_20_Heading">Type</text:p>
              </table:table-cell>
              <table:table-cell table:style-name="SNMPmessages.A1" office:value-type="string">
                <text:p text:style-name="Table_20_Heading">Property</text:p>
              </table:table-cell>
              <table:table-cell table:style-name="SNMPmessages.D1" office:value-type="string">
                <text:p text:style-name="Table_20_Heading">required / default value</text:p>
              </table:table-cell>
            </table:table-row>
          </table:table-header-rows>
          <table:table-row>
            <table:table-cell table:style-name="SNMPmessages.A2" office:value-type="string">
              <text:p text:style-name="Table_20_Contents">Host</text:p>
            </table:table-cell>
            <table:table-cell table:style-name="SNMPmessages.A2" office:value-type="string">
              <text:p text:style-name="Table_20_Contents">String</text:p>
            </table:table-cell>
            <table:table-cell table:style-name="SNMPmessages.A2" office:value-type="string">
              <text:p text:style-name="Table_20_Contents">no</text:p>
            </table:table-cell>
            <table:table-cell table:style-name="SNMPmessages.D2" office:value-type="string">
              <text:p text:style-name="Table_20_Contents">required</text:p>
            </table:table-cell>
          </table:table-row>
          <table:table-row>
            <table:table-cell table:style-name="SNMPmessages.A2" office:value-type="string">
              <text:p text:style-name="Table_20_Contents">Severity</text:p>
            </table:table-cell>
            <table:table-cell table:style-name="SNMPmessages.A2" office:value-type="string">
              <text:p text:style-name="Table_20_Contents">Class Severity</text:p>
            </table:table-cell>
            <table:table-cell table:style-name="SNMPmessages.A2" office:value-type="string">
              <text:p text:style-name="Table_20_Contents">no</text:p>
            </table:table-cell>
            <table:table-cell table:style-name="SNMPmessages.D2" office:value-type="string">
              <text:p text:style-name="Table_20_Contents">required</text:p>
            </table:table-cell>
          </table:table-row>
          <table:table-row>
            <table:table-cell table:style-name="SNMPmessages.A2" office:value-type="string">
              <text:p text:style-name="Table_20_Contents">IpAddress</text:p>
            </table:table-cell>
            <table:table-cell table:style-name="SNMPmessages.A2" office:value-type="string">
              <text:p text:style-name="Table_20_Contents">String</text:p>
            </table:table-cell>
            <table:table-cell table:style-name="SNMPmessages.A2" office:value-type="string">
              <text:p text:style-name="Table_20_Contents">yes</text:p>
            </table:table-cell>
            <table:table-cell table:style-name="SNMPmessages.D2" office:value-type="string">
              <text:p text:style-name="Table_20_Contents">required</text:p>
            </table:table-cell>
          </table:table-row>
          <table:table-row>
            <table:table-cell table:style-name="SNMPmessages.A2" office:value-type="string">
              <text:p text:style-name="Table_20_Contents">MonitorStatus</text:p>
            </table:table-cell>
            <table:table-cell table:style-name="SNMPmessages.A2" office:value-type="string">
              <text:p text:style-name="Table_20_Contents">Class Severity</text:p>
            </table:table-cell>
            <table:table-cell table:style-name="SNMPmessages.A2" office:value-type="string">
              <text:p text:style-name="Table_20_Contents">no</text:p>
            </table:table-cell>
            <table:table-cell table:style-name="SNMPmessages.D2" office:value-type="string">
              <text:p text:style-name="Table_20_Contents">same as Severity</text:p>
            </table:table-cell>
          </table:table-row>
          <table:table-row>
            <table:table-cell table:style-name="SNMPmessages.A2" office:value-type="string">
              <text:p text:style-name="Table_20_Contents">ReportDate</text:p>
            </table:table-cell>
            <table:table-cell table:style-name="SNMPmessages.A2" office:value-type="string">
              <text:p text:style-name="Table_20_Contents">Date</text:p>
            </table:table-cell>
            <table:table-cell table:style-name="SNMPmessages.A2" office:value-type="string">
              <text:p text:style-name="Table_20_Contents">no</text:p>
            </table:table-cell>
            <table:table-cell table:style-name="SNMPmessages.D2" office:value-type="string">
              <text:p text:style-name="Table_20_Contents">default set at time inserted </text:p>
            </table:table-cell>
          </table:table-row>
          <table:table-row>
            <table:table-cell table:style-name="SNMPmessages.A2" office:value-type="string">
              <text:p text:style-name="Table_20_Contents">LastInsertDate</text:p>
            </table:table-cell>
            <table:table-cell table:style-name="SNMPmessages.A2" office:value-type="string">
              <text:p text:style-name="Table_20_Contents">Date</text:p>
            </table:table-cell>
            <table:table-cell table:style-name="SNMPmessages.A2" office:value-type="string">
              <text:p text:style-name="Table_20_Contents">no</text:p>
            </table:table-cell>
            <table:table-cell table:style-name="SNMPmessages.D2" office:value-type="string">
              <text:p text:style-name="Table_20_Contents">default set at time inserted. Can be set by SNMP_LOG message </text:p>
            </table:table-cell>
          </table:table-row>
          <table:table-row>
            <table:table-cell table:style-name="SNMPmessages.A2" office:value-type="string">
              <text:p text:style-name="Table_20_Contents">Event_OID_numeric</text:p>
            </table:table-cell>
            <table:table-cell table:style-name="SNMPmessages.A2" office:value-type="string">
              <text:p text:style-name="Table_20_Contents">String</text:p>
            </table:table-cell>
            <table:table-cell table:style-name="SNMPmessages.A2" office:value-type="string">
              <text:p text:style-name="Table_20_Contents">yes</text:p>
            </table:table-cell>
            <table:table-cell table:style-name="SNMPmessages.D2" office:value-type="string">
              <text:p text:style-name="Table_20_Contents">not required, default to null</text:p>
            </table:table-cell>
          </table:table-row>
          <table:table-row>
            <table:table-cell table:style-name="SNMPmessages.A2" office:value-type="string">
              <text:p text:style-name="Table_20_Contents">Event_OID_symbolic</text:p>
            </table:table-cell>
            <table:table-cell table:style-name="SNMPmessages.A2" office:value-type="string">
              <text:p text:style-name="Table_20_Contents">String</text:p>
            </table:table-cell>
            <table:table-cell table:style-name="SNMPmessages.A2" office:value-type="string">
              <text:p text:style-name="Table_20_Contents">yes</text:p>
            </table:table-cell>
            <table:table-cell table:style-name="SNMPmessages.D2" office:value-type="string">
              <text:p text:style-name="Table_20_Contents">not required, default to null</text:p>
            </table:table-cell>
          </table:table-row>
          <table:table-row>
            <table:table-cell table:style-name="SNMPmessages.A2" office:value-type="string">
              <text:p text:style-name="Table_20_Contents">Event_Name</text:p>
            </table:table-cell>
            <table:table-cell table:style-name="SNMPmessages.A2" office:value-type="string">
              <text:p text:style-name="Table_20_Contents">String</text:p>
            </table:table-cell>
            <table:table-cell table:style-name="SNMPmessages.A2" office:value-type="string">
              <text:p text:style-name="Table_20_Contents">yes</text:p>
            </table:table-cell>
            <table:table-cell table:style-name="SNMPmessages.D2" office:value-type="string">
              <text:p text:style-name="Table_20_Contents">not required, default to null</text:p>
            </table:table-cell>
          </table:table-row>
          <table:table-row>
            <table:table-cell table:style-name="SNMPmessages.A2" office:value-type="string">
              <text:p text:style-name="Table_20_Contents">Category</text:p>
            </table:table-cell>
            <table:table-cell table:style-name="SNMPmessages.A2" office:value-type="string">
              <text:p text:style-name="Table_20_Contents">String</text:p>
            </table:table-cell>
            <table:table-cell table:style-name="SNMPmessages.A2" office:value-type="string">
              <text:p text:style-name="Table_20_Contents">yes</text:p>
            </table:table-cell>
            <table:table-cell table:style-name="SNMPmessages.D2" office:value-type="string">
              <text:p text:style-name="Table_20_Contents">not required, default to null</text:p>
            </table:table-cell>
          </table:table-row>
          <table:table-row>
            <table:table-cell table:style-name="SNMPmessages.A2" office:value-type="string">
              <text:p text:style-name="Table_20_Contents">Variable_Bindings</text:p>
            </table:table-cell>
            <table:table-cell table:style-name="SNMPmessages.A2" office:value-type="string">
              <text:p text:style-name="Table_20_Contents">String</text:p>
            </table:table-cell>
            <table:table-cell table:style-name="SNMPmessages.A2" office:value-type="string">
              <text:p text:style-name="Table_20_Contents">yes</text:p>
            </table:table-cell>
            <table:table-cell table:style-name="SNMPmessages.D2" office:value-type="string">
              <text:p text:style-name="Table_20_Contents">not required, default to null</text:p>
            </table:table-cell>
          </table:table-row>
          <table:table-row>
            <table:table-cell table:style-name="SNMPmessages.A2" office:value-type="string">
              <text:p text:style-name="Table_20_Contents">TextMessage</text:p>
            </table:table-cell>
            <table:table-cell table:style-name="SNMPmessages.A2" office:value-type="string">
              <text:p text:style-name="Table_20_Contents">String</text:p>
            </table:table-cell>
            <table:table-cell table:style-name="SNMPmessages.A2" office:value-type="string">
              <text:p text:style-name="Table_20_Contents">no</text:p>
            </table:table-cell>
            <table:table-cell table:style-name="SNMPmessages.D2" office:value-type="string">
              <text:p text:style-name="Table_20_Contents">not required, default to null</text:p>
            </table:table-cell>
          </table:table-row>
        </table:table>
        <text:p text:style-name="Standard"/>
        <text:p text:style-name="Standard"/>
        <text:h text:style-name="Heading_20_3" text:outline-level="3">Select fields that are application specific?</text:h>
        <text:p text:style-name="Standard">A list of fields need to be defined that are properties attached to the table defined as the Entity Type. The properties are application specific and are not part of the base table.</text:p>
        <text:p text:style-name="Standard">For SNMP traps the following fields and types will be stored:</text:p>
        <table:table table:name="SNMPProperties" table:style-name="SNMPProperties">
          <table:table-column table:style-name="SNMPProperties.A"/>
          <table:table-column table:style-name="SNMPProperties.B"/>
          <table:table-header-rows>
            <table:table-row>
              <table:table-cell table:style-name="SNMPProperties.A1" office:value-type="string">
                <text:p text:style-name="Table_20_Heading">PropertyName</text:p>
              </table:table-cell>
              <table:table-cell table:style-name="SNMPProperties.B1" office:value-type="string">
                <text:p text:style-name="Table_20_Heading">Type</text:p>
              </table:table-cell>
            </table:table-row>
          </table:table-header-rows>
          <table:table-row>
            <table:table-cell table:style-name="SNMPProperties.A2" office:value-type="string">
              <text:p text:style-name="Table_20_Contents">ipaddress</text:p>
            </table:table-cell>
            <table:table-cell table:style-name="SNMPProperties.B2" office:value-type="string">
              <text:p text:style-name="Table_20_Contents">String</text:p>
            </table:table-cell>
          </table:table-row>
          <table:table-row>
            <table:table-cell table:style-name="SNMPProperties.A2" office:value-type="string">
              <text:p text:style-name="Table_20_Contents">Event_OID_numeric</text:p>
            </table:table-cell>
            <table:table-cell table:style-name="SNMPProperties.B2" office:value-type="string">
              <text:p text:style-name="Table_20_Contents">String</text:p>
            </table:table-cell>
          </table:table-row>
          <table:table-row>
            <table:table-cell table:style-name="SNMPProperties.A2" office:value-type="string">
              <text:p text:style-name="Table_20_Contents">Event_OID_symbolic</text:p>
            </table:table-cell>
            <table:table-cell table:style-name="SNMPProperties.B2" office:value-type="string">
              <text:p text:style-name="Table_20_Contents">String</text:p>
            </table:table-cell>
          </table:table-row>
          <table:table-row>
            <table:table-cell table:style-name="SNMPProperties.A2" office:value-type="string">
              <text:p text:style-name="Table_20_Contents">Event_Name</text:p>
            </table:table-cell>
            <table:table-cell table:style-name="SNMPProperties.B2" office:value-type="string">
              <text:p text:style-name="Table_20_Contents">String</text:p>
            </table:table-cell>
          </table:table-row>
          <table:table-row>
            <table:table-cell table:style-name="SNMPProperties.A2" office:value-type="string">
              <text:p text:style-name="Table_20_Contents">Category</text:p>
            </table:table-cell>
            <table:table-cell table:style-name="SNMPProperties.B2" office:value-type="string">
              <text:p text:style-name="Table_20_Contents">String</text:p>
            </table:table-cell>
          </table:table-row>
          <table:table-row>
            <table:table-cell table:style-name="SNMPProperties.A2" office:value-type="string">
              <text:p text:style-name="Table_20_Contents">Variable_Bindings</text:p>
            </table:table-cell>
            <table:table-cell table:style-name="SNMPProperties.B2" office:value-type="string">
              <text:p text:style-name="Table_20_Contents">String</text:p>
            </table:table-cell>
          </table:table-row>
        </table:table>
        <text:p text:style-name="Standard"/>
        <text:p text:style-name="Standard"><text:s/></text:p>
        <text:h text:style-name="Heading_20_3" text:outline-level="3">Select fields for data consolidation?</text:h>
        <text:p text:style-name="Standard">This feature reduces to number of equal messages in the LogMessage table. For each insert the consolidation criteria will be applied to the incoming message as long as the flag in the XML stream is set to to a consolidation criteria name (consolidate=”SNMPTRAP” ). By default no consolidation criteria is applied. If the consolidation criteria matches the message counter for an existing message will increased and the date fields will be updated as following:</text:p>
        <table:table table:name="ConsolidationDates" table:style-name="ConsolidationDates">
          <table:table-column table:style-name="ConsolidationDates.A"/>
          <table:table-column table:style-name="ConsolidationDates.B"/>
          <table:table-header-rows>
            <table:table-row>
              <table:table-cell table:style-name="ConsolidationDates.A1" office:value-type="string">
                <text:p text:style-name="Table_20_Heading">Field</text:p>
              </table:table-cell>
              <table:table-cell table:style-name="ConsolidationDates.B1" office:value-type="string">
                <text:p text:style-name="Table_20_Heading">change</text:p>
              </table:table-cell>
            </table:table-row>
          </table:table-header-rows>
          <table:table-row>
            <table:table-cell table:style-name="ConsolidationDates.A2" office:value-type="string">
              <text:p text:style-name="Table_20_Contents">FirstInserDate</text:p>
            </table:table-cell>
            <table:table-cell table:style-name="ConsolidationDates.B2" office:value-type="string">
              <text:p text:style-name="Table_20_Contents">unchanged</text:p>
            </table:table-cell>
          </table:table-row>
          <table:table-row>
            <table:table-cell table:style-name="ConsolidationDates.A2" office:value-type="string">
              <text:p text:style-name="Table_20_Contents">LastInsertDate</text:p>
            </table:table-cell>
            <table:table-cell table:style-name="ConsolidationDates.B2" office:value-type="string">
              <text:p text:style-name="Table_20_Contents">ReportDate</text:p>
            </table:table-cell>
          </table:table-row>
          <table:table-row>
            <table:table-cell table:style-name="ConsolidationDates.A2" office:value-type="string">
              <text:p text:style-name="Table_20_Contents">ReportDate</text:p>
            </table:table-cell>
            <table:table-cell table:style-name="ConsolidationDates.B2" office:value-type="string">
              <text:p text:style-name="Table_20_Contents">System (current time)</text:p>
            </table:table-cell>
          </table:table-row>
        </table:table>
        <text:p text:style-name="Standard"/>
        <text:p text:style-name="Standard">Fields that have to match before a message gets consolidated:</text:p>
        <text:list text:style-name="L2">
          <text:list-item>
            <text:p text:style-name="P11">OperationStatus, Host, Severity, ipaddress, MonitorStatus, Event_OID_numeric, Event_Name, Category, Variable_Bindings</text:p>
          </text:list-item>
        </text:list>
        <text:p text:style-name="Standard"/>
        <text:p text:style-name="Standard">Once the data set is defined and properties and consolidation criteria are defined the next step will be to update the database Meta data and writing an adapter for SNMP data normalization.</text:p>
        <text:p text:style-name="Standard"/>
        <text:h text:style-name="Heading_20_2" text:outline-level="2">Database updates</text:h>
        <text:p text:style-name="Standard">The following database updates can be integrated into one database script that ships with the new adapter. It' always a good idea to check for the existence of an entry before attempting to insert in. For readability of the tutorial these steps are documented.</text:p>
        <text:p text:style-name="Standard"/>
        <text:p text:style-name="Standard">Since a new application was created the Application needs to be added to the database:</text:p>
        <text:p text:style-name="Standard">INSERT INTO ApplicationType(Name, Description) VALUES ("SNMPTRAP", "SNMP Trap application");</text:p>
        <text:p text:style-name="Standard"/>
        <text:p text:style-name="Standard">The new properties need to be created and assigned to the ApplicationType and EntityType</text:p>
        <text:p text:style-name="P12"><text:span text:style-name="T1">INSERT</text:span> <text:span text:style-name="T1">INTO</text:span> PropertyType(Name, Description, isString) <text:s/><text:span text:style-name="T1">VALUES</text:span> (<text:span text:style-name="T2">"ipaddress"</text:span>, <text:span text:style-name="T2">"ipdddress of snmp device"</text:span>, <text:span text:style-name="T3">1</text:span>);</text:p>
        <text:p text:style-name="P12"><text:span text:style-name="T1">INSERT</text:span> <text:span text:style-name="T1">INTO</text:span> PropertyType(Name, Description, isString) <text:s/><text:span text:style-name="T1">VALUES</text:span> (<text:span text:style-name="T2">"Event_OID_numeric"</text:span>, <text:span text:style-name="T2">"Event_OID_numeric"</text:span>, <text:span text:style-name="T3">1</text:span>);</text:p>
        <text:p text:style-name="P12">and so on for all properties...</text:p>
        <text:p text:style-name="P12"/>
        <text:p text:style-name="P13"><text:span text:style-name="T1">INSERT</text:span> <text:span text:style-name="T1">INTO</text:span> ApplicationEntityProperty(ApplicationTypeID, EntityTypeID, PropertyTypeID, SortOrder) <text:span text:style-name="T1">VALUES</text:span> ((<text:span text:style-name="T1">SELECT</text:span> ApplicationTypeID <text:span text:style-name="T1">FROM</text:span> ApplicationType <text:span text:style-name="T1">WHERE</text:span> Name=<text:span text:style-name="T4">'SNMPTRAP'</text:span>),(<text:span text:style-name="T1">SELECT</text:span> EntityTypeID <text:span text:style-name="T1">FROM</text:span> EntityType <text:span text:style-name="T1">WHERE</text:span> Name=<text:span text:style-name="T4">'LOG_MESSGE'</text:span>),(<text:span text:style-name="T1">SELECT</text:span> PropertyTypeID <text:span text:style-name="T1">FROM</text:span> PropertyType <text:span text:style-name="T1">WHERE</text:span> Name = <text:span text:style-name="T4">'ipaddress'</text:span>), <text:span text:style-name="T3">1</text:span>); </text:p>
        <text:p text:style-name="P14"><text:span text:style-name="T1">INSERT</text:span> <text:span text:style-name="T1">INTO</text:span> ApplicationEntityProperty(ApplicationTypeID, EntityTypeID, PropertyTypeID, SortOrder) <text:span text:style-name="T1">VALUES</text:span> ((<text:span text:style-name="T1">SELECT</text:span> ApplicationTypeID <text:span text:style-name="T1">FROM</text:span> ApplicationType <text:span text:style-name="T1">WHERE</text:span> Name=<text:span text:style-name="T4">'SNMPTRAP'</text:span>),(<text:span text:style-name="T1">SELECT</text:span> EntityTypeID <text:span text:style-name="T1">FROM</text:span> EntityType <text:span text:style-name="T1">WHERE</text:span> Name=<text:span text:style-name="T4">'LOG_MESSGE'</text:span>),(<text:span text:style-name="T1">SELECT</text:span> PropertyTypeID <text:span text:style-name="T1">FROM</text:span> PropertyType <text:span text:style-name="T1">WHERE</text:span> Name = <text:span text:style-name="T4">'E</text:span><text:span text:style-name="T2">vent_OID_numeric</text:span><text:span text:style-name="T4">'</text:span>), <text:span text:style-name="T3">1</text:span>);</text:p>
        <text:p text:style-name="P13">and so on for all properties...</text:p>
        <text:p text:style-name="P15"/>
        <text:p text:style-name="Standard">The consolidation criteria needs to be named and the criteria of matching fields is a semi colon separated list</text:p>
        <text:p text:style-name="P12"><text:span text:style-name="T1">INSERT</text:span> <text:span text:style-name="T1">INTO</text:span> ConsolidationCriteria(Name, Criteria) <text:s/><text:span text:style-name="T1">VALUES</text:span> (<text:span text:style-name="T2">"SNMPTRAP"</text:span>, <text:span text:style-name="T2">"OperationStatus;Host;Severity;ipaddress, MonitorStatus; Event_OID_numeric;Event_Name;Category;Variable_Bindings</text:span><text:span text:style-name="T3">”</text:span>);</text:p>
        <text:h text:style-name="Heading_20_2" text:outline-level="2">Writing the Feeder</text:h>
        <text:p text:style-name="Standard">The feeder captures SNMP trap and send xml formated messages where all the fields to monitor are XML attributes to the Foundation listener component. The Listener listens on a configurable socket for incoming messages. The default is set to port 4913.</text:p>
        <text:p text:style-name="Standard"/>
        <text:p text:style-name="Standard">For SNMP traps the XML messages looks as following:</text:p>
        <text:p text:style-name="P16">&lt;SNMPTRAP <text:line-break/>    MonitorServerName="localhost" <text:line-break/>    Host="cisco2900.itgroundwork.com" <text:line-break/>    Severity="Normal" <text:line-break/>    MonitorStatus="Normal" <text:line-break/>    ReportDate="”2005-10-25 04:20.44” </text:p>
        <text:p text:style-name="P16">   LastInsertDate=”2005-10-25 04:20.44” <text:line-break/>    ipaddress="192.168.2.203" <text:line-break/>   Event_OID_numeric=".1.3.6.1.4.1.9.0.1" <text:line-break/>    Event_OID_symbolic="enterprises.9.0.1" <text:line-break/>   Event_Name="tcpConnectionClose" <text:line-break/>   Category="Status Events" <text:line-break/>   Variable_Bindings="enterprises.9.2.9.3.1.1.1.1:5 tcpConnState.192.168.2.203.23.192.168.2.249.38591:synReceived enterprises.9.2.6.1.1.5.192.168.2.203.23.192.168.2.249.38591:600 enterprises.9.2.6.1.1.1.192.168.2.203.23.192.168.2.249.38591:70 enterprises.9.2.6.1.1.2.192.168.2.203.23.192.168.2.249.38591:101 enterprises.9.2.9.2.1.18.1:" <text:line-break/>   TextMessage="A tty trap signifies that a TCP connection, previously established with the sending protocol entity for the purposes of a tty session, has been terminated.   5 synReceived 600 70 101 " /&gt; </text:p>
        <text:p text:style-name="P16"/>
        <text:h text:style-name="Heading_20_2" text:outline-level="2">Writing an adapter</text:h>
        <text:h text:style-name="Heading_20_3" text:outline-level="3">Creating the Java project</text:h>
        <text:list text:style-name="L3">
          <text:list-item>
            <text:p text:style-name="P17">Inside the expanded Foundation package go into collagefeeder/adapter and create a new folder called snmp.</text:p>
          </text:list-item>
          <text:list-item>
            <text:p text:style-name="P17">Step inside the snmp directory and create a source/java directory</text:p>
          </text:list-item>
          <text:list-item>
            <text:p text:style-name="P17">Create a a new maven.xml file that looks as following:</text:p>
            <text:p text:style-name="P17"/>
          </text:list-item>
        </text:list>
        <text:p text:style-name="P18">&lt;project default="jar:install"</text:p>
        <text:p text:style-name="P18"><text:s text:c="9"/>xmlns:j="jelly:core"</text:p>
        <text:p text:style-name="P18"><text:s text:c="9"/>xmlns:maven="jelly:maven"</text:p>
        <text:p text:style-name="P18"><text:s text:c="9"/>xmlns:ant="jelly:ant"&gt;</text:p>
        <text:p text:style-name="P18"><text:s text:c="9"/></text:p>
        <text:p text:style-name="P18"><text:s text:c="9"/>&lt;goal name='distro'&gt;</text:p>
        <text:p text:style-name="P18"><text:s text:c="4"/>&lt;attainGoal name='clean'/&gt;</text:p>
        <text:p text:style-name="P18"><text:s text:c="4"/>&lt;attainGoal name='jar'/&gt;</text:p>
        <text:p text:style-name="P18"><text:s text:c="4"/>&lt;delete dir='./dist' /&gt;</text:p>
        <text:p text:style-name="P18"><text:s text:c="4"/>&lt;mkdir dir='./dist' /&gt;</text:p>
        <text:p text:style-name="P18"><text:s text:c="4"/>&lt;mkdir dir='./dist/lib' /&gt;</text:p>
        <text:p text:style-name="P18"><text:s text:c="4"/>&lt;copy todir="./dist/lib" file="${maven.build.dir}/${maven.final.name}.jar"/&gt; <text:s text:c="37"/></text:p>
        <text:p text:style-name="P18"><text:s text:c="4"/>&lt;j:forEach var="lib" items="${pom.artifacts}"&gt;</text:p>
        <text:p text:style-name="P18"><text:s text:c="8"/>&lt;j:set var="dep" value="${lib.dependency}"/&gt;</text:p>
        <text:p text:style-name="P18"><text:s text:c="8"/>&lt;j:if test="${dep.getProperty('war.bundle')=='true'}"&gt;</text:p>
        <text:p text:style-name="P18"><text:s text:c="12"/>&lt;copy todir="./dist/lib" file="${lib.path}"/&gt; <text:s text:c="29"/></text:p>
        <text:p text:style-name="P18"><text:s text:c="8"/>&lt;/j:if&gt;</text:p>
        <text:p text:style-name="P18"><text:s text:c="4"/>&lt;/j:forEach&gt;</text:p>
        <text:p text:style-name="P18"><text:s text:c="2"/>&lt;/goal&gt; <text:s/></text:p>
        <text:p text:style-name="P18"><text:s text:c="2"/></text:p>
        <text:p text:style-name="P18"><text:s text:c="2"/>&lt;goal name='allBuild'&gt;</text:p>
        <text:p text:style-name="P18"><text:s text:c="2"/>&lt;attainGoal name='distro'/&gt;</text:p>
        <text:p text:style-name="P18"><text:s text:c="2"/>&lt;/goal&gt; <text:s text:c="8"/></text:p>
        <text:p text:style-name="P18">&lt;/project&gt;</text:p>
        <text:p text:style-name="P19"/>
        <text:p text:style-name="P18"/>
        <text:list text:style-name="L4">
          <text:list-item>
            <text:p text:style-name="P20">Create a project.xml that looks as following:</text:p>
          </text:list-item>
        </text:list>
        <text:p text:style-name="P21">&lt;project&gt;</text:p>
        <text:p text:style-name="P22"><text:s text:c="2"/>&lt;pomVersion&gt;3&lt;/pomVersion&gt;</text:p>
        <text:p text:style-name="P22"><text:s text:c="2"/>&lt;groupId&gt;groundwork&lt;/groupId&gt;</text:p>
        <text:p text:style-name="P22"><text:s text:c="2"/>&lt;id&gt;collage-adapter-snmp&lt;/id&gt;</text:p>
        <text:p text:style-name="P22"><text:s text:c="2"/>&lt;name&gt;Groundwork Collage Adapters for SNMP&lt;/name&gt;</text:p>
        <text:p text:style-name="P22"><text:s text:c="2"/>&lt;currentVersion&gt;1.1&lt;/currentVersion&gt;</text:p>
        <text:p text:style-name="P22"/>
        <text:p text:style-name="P22"><text:s text:c="2"/>&lt;package&gt;com.groundwork.feeder&lt;/package&gt;</text:p>
        <text:p text:style-name="P22"><text:s text:c="2"/></text:p>
        <text:p text:style-name="P22"><text:s text:c="2"/>&lt;dependencies&gt;</text:p>
        <text:p text:style-name="P22"><text:s text:c="6"/>&lt;dependency&gt;</text:p>
        <text:p text:style-name="P22"><text:s text:c="6"/>&lt;id&gt;collage-common-impl&lt;/id&gt;</text:p>
        <text:p text:style-name="P22"><text:s text:c="6"/>&lt;groupId&gt;groundwork&lt;/groupId&gt;</text:p>
        <text:p text:style-name="P22"><text:s text:c="6"/>&lt;version&gt;1.1&lt;/version&gt;</text:p>
        <text:p text:style-name="P22"><text:s text:c="4"/>&lt;/dependency&gt;</text:p>
        <text:p text:style-name="P22"><text:s text:c="5"/>&lt;dependency&gt;</text:p>
        <text:p text:style-name="P22"><text:s text:c="6"/>&lt;id&gt;collage-api&lt;/id&gt;</text:p>
        <text:p text:style-name="P22"><text:s text:c="6"/>&lt;groupId&gt;groundwork&lt;/groupId&gt;</text:p>
        <text:p text:style-name="P22"><text:s text:c="6"/>&lt;version&gt;1.1&lt;/version&gt;</text:p>
        <text:p text:style-name="P22"><text:s text:c="4"/>&lt;/dependency&gt;</text:p>
        <text:p text:style-name="P22"><text:s text:c="5"/>&lt;dependency&gt;</text:p>
        <text:p text:style-name="P22"><text:s text:c="6"/>&lt;id&gt;collage-adapter-api&lt;/id&gt;</text:p>
        <text:p text:style-name="P22"><text:s text:c="6"/>&lt;groupId&gt;groundwork&lt;/groupId&gt;</text:p>
        <text:p text:style-name="P22"><text:s text:c="6"/>&lt;version&gt;1.1&lt;/version&gt;</text:p>
        <text:p text:style-name="P22"><text:s text:c="4"/>&lt;/dependency&gt;</text:p>
        <text:p text:style-name="P22"><text:s text:c="2"/></text:p>
        <text:p text:style-name="P22"><text:s text:c="6"/>&lt;dependency&gt;</text:p>
        <text:p text:style-name="P22"><text:s text:c="6"/>&lt;id&gt;collage-admin-impl&lt;/id&gt;</text:p>
        <text:p text:style-name="P22"><text:s text:c="6"/>&lt;groupId&gt;groundwork&lt;/groupId&gt;</text:p>
        <text:p text:style-name="P22"><text:s text:c="6"/>&lt;version&gt;1.1&lt;/version&gt;</text:p>
        <text:p text:style-name="P22"><text:s text:c="4"/>&lt;/dependency&gt;</text:p>
        <text:p text:style-name="P22"><text:s/></text:p>
        <text:p text:style-name="P22"><text:s text:c="4"/></text:p>
        <text:p text:style-name="P22"><text:s text:c="4"/>&lt;dependency&gt;</text:p>
        <text:p text:style-name="P22"><text:s text:c="6"/>&lt;id&gt;log4j&lt;/id&gt;</text:p>
        <text:p text:style-name="P22"><text:s text:c="6"/>&lt;version&gt;1.2.8&lt;/version&gt;</text:p>
        <text:p text:style-name="P22"><text:s text:c="4"/>&lt;/dependency&gt;</text:p>
        <text:p text:style-name="P22"><text:s text:c="4"/>&lt;dependency&gt;</text:p>
        <text:p text:style-name="P22"><text:s text:c="6"/>&lt;id&gt;commons-logging&lt;/id&gt;</text:p>
        <text:p text:style-name="P22"><text:s text:c="6"/>&lt;version&gt;1.0.3&lt;/version&gt;</text:p>
        <text:p text:style-name="P22"><text:s text:c="4"/>&lt;/dependency&gt;</text:p>
        <text:p text:style-name="P22"><text:s text:c="4"/></text:p>
        <text:p text:style-name="P22"><text:s text:c="5"/>&lt;dependency&gt;</text:p>
        <text:p text:style-name="P22"><text:s text:c="8"/>&lt;id&gt;dom4j&lt;/id&gt;</text:p>
        <text:p text:style-name="P22"><text:s text:c="8"/>&lt;version&gt;1.4-dev-8&lt;/version&gt;</text:p>
        <text:p text:style-name="P22"><text:s text:c="5"/>&lt;/dependency&gt;</text:p>
        <text:p text:style-name="P22"><text:s text:c="4"/>&lt;dependency&gt;</text:p>
        <text:p text:style-name="P22"><text:s text:c="6"/>&lt;id&gt;commons-collections&lt;/id&gt;</text:p>
        <text:p text:style-name="P22"><text:s text:c="6"/>&lt;version&gt;3.0&lt;/version&gt;</text:p>
        <text:p text:style-name="P22"><text:s text:c="4"/>&lt;/dependency&gt;</text:p>
        <text:p text:style-name="P22"><text:s text:c="4"/>&lt;dependency&gt;</text:p>
        <text:p text:style-name="P22"><text:s text:c="6"/>&lt;id&gt;commons-lang&lt;/id&gt;</text:p>
        <text:p text:style-name="P22"><text:s text:c="6"/>&lt;version&gt;2.0&lt;/version&gt;</text:p>
        <text:p text:style-name="P22"><text:s text:c="4"/>&lt;/dependency&gt; <text:s text:c="4"/></text:p>
        <text:p text:style-name="P22"><text:s text:c="2"/>&lt;/dependencies&gt;</text:p>
        <text:p text:style-name="P22"><text:s text:c="3"/>&lt;build&gt;</text:p>
        <text:p text:style-name="P22"><text:s text:c="4"/>&lt;sourceDirectory&gt;src/java&lt;/sourceDirectory&gt;</text:p>
        <text:p text:style-name="P22"><text:s text:c="5"/>&lt;resources&gt;</text:p>
        <text:p text:style-name="P22"><text:s text:c="6"/>&lt;resource&gt;</text:p>
        <text:p text:style-name="P22"><text:s text:c="8"/>&lt;directory&gt;${basedir}/src/java&lt;/directory&gt;</text:p>
        <text:p text:style-name="P22"><text:s text:c="8"/>&lt;excludes&gt;</text:p>
        <text:p text:style-name="P22"><text:s text:c="10"/>&lt;exclude&gt;**/*.java&lt;/exclude&gt;</text:p>
        <text:p text:style-name="P22"><text:s text:c="8"/>&lt;/excludes&gt;</text:p>
        <text:p text:style-name="P22"><text:s text:c="6"/>&lt;/resource&gt;</text:p>
        <text:p text:style-name="P22"><text:s text:c="4"/>&lt;/resources&gt;</text:p>
        <text:p text:style-name="P22"><text:s text:c="2"/>&lt;/build&gt; <text:s text:c="2"/></text:p>
        <text:p text:style-name="P22">&lt;/project&gt;</text:p>
        <text:p text:style-name="P18"/>
        <text:list text:style-name="L5">
          <text:list-item>
            <text:p text:style-name="P23">Create a new package by creating the following directories under src/java: com.groundwork.feeder.adapter.impl</text:p>
          </text:list-item>
        </text:list>
        <text:p text:style-name="P24"/>
        <text:p text:style-name="P24">Now the setup of the new java project that will include the SNMP adapter is done. The next step will show what classes need to be implemented.</text:p>
        <text:h text:style-name="Heading_20_3" text:outline-level="3">Classes and method to overwrite</text:h>
        <text:p text:style-name="Standard">The adapter has to implement the FeederBase interface which is part of the adapter-api.</text:p>
        <text:p text:style-name="Standard">Class creation:</text:p>
        <text:list text:style-name="L6">
          <text:list-item>
            <text:p text:style-name="P25">Create a new class SNMPTrap inside c<text:span text:style-name="T5">om/groundwork/feeder/adapter/impl</text:span> that implements the FeederBase</text:p>
          </text:list-item>
          <text:list-item>
            <text:p text:style-name="P25">Implement GetName that returns the adapter name. The name has to match the node name of the XML fragment send to the listener. For snmp traps its SNMPTRAP</text:p>
          </text:list-item>
          <text:list-item>
            <text:p text:style-name="P25">Implement initialize() and uninitialize() for any actions that need to be executed when the adapter gets loaded or unloaded by the framework. </text:p>
          </text:list-item>
          <text:list-item>
            <text:p text:style-name="P25">Implement the method process() that gets called by the framework for each incoming xml stream the is of the adapter name (SNMPTRAP). Into this method goes the normalization code <text:s/>that transforms the XML message to a database call. The main steps are:</text:p>
          </text:list-item>
          <text:list-item>
            <text:p text:style-name="P26">parse the XML stream and extarct the attributes. Use the utils.getAttributes() method</text:p>
          </text:list-item>
          <text:list-item>
            <text:p text:style-name="P26">Get the API object by calling into the bean factory</text:p>
          </text:list-item>
          <text:list-item>
            <text:p text:style-name="P26">Create a properties map and call into the API</text:p>
            <text:p text:style-name="P25"/>
          </text:list-item>
        </text:list>
        <text:p text:style-name="Standard"/>
        <text:h text:style-name="Heading_20_3" text:outline-level="3">Building the adapter package</text:h>
        <text:p text:style-name="P24">Inside the adapter/snmp directory execute:</text:p>
        <text:p text:style-name="P24"><text:tab/>maven jar</text:p>
        <text:p text:style-name="P24">which will create the jar file in the target directory. Executing:</text:p>
        <text:p text:style-name="P24"><text:tab/>maven jar:install</text:p>
        <text:p text:style-name="P24">will copy the jar file into the local repository.</text:p>
        <text:h text:style-name="Heading_20_2" text:outline-level="2"/>
        <text:h text:style-name="P27" text:outline-level="2">Installing and configuring the SNMPTRAP adapter</text:h>
        <text:p text:style-name="Standard">Once the adapter is compiled successfully it needs to be deployed into the listener installation and the adapter.properties needs to be updated with the new adapter entry</text:p>
        <text:p text:style-name="Standard"/>
        <text:list text:style-name="L7">
          <text:list-item>
            <text:p text:style-name="P28">Copy the jar file (collage-adapter-snmp-1.1.jar) into the listener library path (/usr/local/groundwork/collage/feeder/lib)</text:p>
          </text:list-item>
          <text:list-item>
            <text:p text:style-name="P28">Edit adapter.properties for the new adapter as following:</text:p>
          </text:list-item>
          <text:list-item>
            <text:p text:style-name="P29">increase the adapter counter (nb.adapters = 10)</text:p>
          </text:list-item>
          <text:list-item>
            <text:p text:style-name="P29">Add an entry for SNMP (adapter10 = com.groundwork.feeder.adapter.impl.SNMPTrap</text:p>
          </text:list-item>
          <text:list-item>
            <text:p text:style-name="P30">Start the listener</text:p>
          </text:list-item>
          <text:list-item>
            <text:p text:style-name="P30">Feed data to the listener and verify if the data shows up in the database. Check the log files for any errors.</text:p>
            <text:p text:style-name="P30"/>
          </text:list-item>
        </text:list>
        <text:p text:style-name="P16"/>
        <text:p text:style-name="P16"/>
        <text:h text:style-name="P9" text:outline-level="1">APPENDIX 1 SQL script for SNMPTRAP Metadata creation</text:h>
        <text:p text:style-name="P18"># Database changes for SNMPTRAP messages</text:p>
        <text:p text:style-name="P18"/>
        <text:p text:style-name="P18"># Add new ApplicationType for SNMPTRAP</text:p>
        <text:p text:style-name="P18"/>
        <text:p text:style-name="P18">DELETE FROM ApplicationEntityProperty WHERE ApplicationTypeID = (SELECT ApplicationTypeID FROM ApplicationType WHERE Name='SNMPTRAP') &amp;&amp; EntityTypeID = (SELECT EntityTypeID FROM EntityType WHERE Name='LOG_MESSAGE');</text:p>
        <text:p text:style-name="P18"/>
        <text:p text:style-name="P18"/>
        <text:p text:style-name="P18">REPLACE INTO ApplicationType (Name, Description) VALUES("SNMPTRAP","SNMP Trap application");</text:p>
        <text:p text:style-name="P18"/>
        <text:p text:style-name="P18"># Add the properties specific to SNMPTRAP</text:p>
        <text:p text:style-name="P18"/>
        <text:p text:style-name="P18">REPLACE INTO PropertyType(Name, Description, isString) <text:s/>VALUES ("ipaddress", "ipdddress of snmp device", 1);</text:p>
        <text:p text:style-name="P18">REPLACE INTO PropertyType(Name, Description, isString) <text:s/>VALUES ("Event_OID_numeric", "Event_OID_numeric", 1);</text:p>
        <text:p text:style-name="P18">REPLACE INTO PropertyType(Name, Description, isString) <text:s/>VALUES ("Event_OID_symbolic", "Event_OID_symbolic of snmp device", 1);</text:p>
        <text:p text:style-name="P18">REPLACE INTO PropertyType(Name, Description, isString) <text:s/>VALUES ("Event_Name", "Event_Name", 1);</text:p>
        <text:p text:style-name="P18">REPLACE INTO PropertyType(Name, Description, isString) <text:s/>VALUES ("Category", "Category of snmp device", 1);</text:p>
        <text:p text:style-name="P18">REPLACE INTO PropertyType(Name, Description, isString) <text:s/>VALUES ("Variable_Bindings", "Variable_Bindings", 1);</text:p>
        <text:p text:style-name="P18"/>
        <text:p text:style-name="P18"/>
        <text:p text:style-name="P18"># Assign the SNMP properties to Application Type SNMPTRAP and Entity LOG_MESSAGE</text:p>
        <text:p text:style-name="P18"/>
        <text:p text:style-name="P18">REPLACE INTO ApplicationEntityProperty(ApplicationTypeID, EntityTypeID, PropertyTypeID, SortOrder) VALUES ((SELECT ApplicationTypeID FROM ApplicationType WHERE Name='SNMPTRAP'),(SELECT EntityTypeID FROM EntityType WHERE Name='LOG_MESSAGE'),(SELECT PropertyTypeID FROM PropertyType WHERE Name = 'ipaddress'), 1); </text:p>
        <text:p text:style-name="P18">REPLACE INTO ApplicationEntityProperty(ApplicationTypeID, EntityTypeID, PropertyTypeID, SortOrder) VALUES ((SELECT ApplicationTypeID FROM ApplicationType WHERE Name='SNMPTRAP'),(SELECT EntityTypeID FROM EntityType WHERE Name='LOG_MESSAGE'),(SELECT PropertyTypeID FROM PropertyType WHERE Name = 'Event_OID_numeric'), 1);</text:p>
        <text:p text:style-name="P18">REPLACE INTO ApplicationEntityProperty(ApplicationTypeID, EntityTypeID, PropertyTypeID, SortOrder) VALUES ((SELECT ApplicationTypeID FROM ApplicationType WHERE Name='SNMPTRAP'),(SELECT EntityTypeID FROM EntityType WHERE Name='LOG_MESSAGE'),(SELECT PropertyTypeID FROM PropertyType WHERE Name = 'Event_OID_symbolic'), 1); </text:p>
        <text:p text:style-name="P18">REPLACE INTO ApplicationEntityProperty(ApplicationTypeID, EntityTypeID, PropertyTypeID, SortOrder) VALUES ((SELECT ApplicationTypeID FROM ApplicationType WHERE Name='SNMPTRAP'),(SELECT EntityTypeID FROM EntityType WHERE Name='LOG_MESSAGE'),(SELECT PropertyTypeID FROM PropertyType WHERE Name = 'Event_Name'), 1);</text:p>
        <text:p text:style-name="P18">REPLACE INTO ApplicationEntityProperty(ApplicationTypeID, EntityTypeID, PropertyTypeID, SortOrder) VALUES ((SELECT ApplicationTypeID FROM ApplicationType WHERE Name='SNMPTRAP'),(SELECT EntityTypeID FROM EntityType WHERE Name='LOG_MESSAGE'),(SELECT PropertyTypeID FROM PropertyType WHERE Name = 'Category'), 1); </text:p>
        <text:p text:style-name="P18">REPLACE INTO ApplicationEntityProperty(ApplicationTypeID, EntityTypeID, PropertyTypeID, SortOrder) VALUES ((SELECT ApplicationTypeID FROM ApplicationType WHERE Name='SNMPTRAP'),(SELECT EntityTypeID FROM EntityType WHERE Name='LOG_MESSAGE'),(SELECT PropertyTypeID FROM PropertyType WHERE Name = 'Variable_Bindings'), 1);</text:p>
        <text:p text:style-name="P18"/>
        <text:p text:style-name="P18">#Create consolidation criteria</text:p>
        <text:p text:style-name="P18"/>
        <text:p text:style-name="P18">REPLACE INTO ConsolidationCriteria(Name, Criteria) <text:s/>VALUES ('SNMPTRAP', 'Host;Severity;IpAddress;MonitorStatus;Event_OID_numeric;Event_Name;Category;Variable_Binding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onospace" svg:font-family="Monospace"/>
    <style:font-face style:name="Cumberland AMT" svg:font-family="'Cumberland AMT'" style:font-family-generic="modern" style:font-pitch="fixed"/>
    <style:font-face style:name="Albany AMT1" svg:font-family="'Albany AMT'" style:font-pitch="variable"/>
    <style:font-face style:name="Courier New" svg:font-family="'Courier New'" style:font-pitch="variable"/>
    <style:font-face style:name="Mincho" svg:font-family="Mincho, msmincho" style:font-pitch="variable"/>
    <style:font-face style:name="SUSE Sans" svg:font-family="'SUSE Sans'" style:font-pitch="variable"/>
    <style:font-face style:name="Times" svg:font-family="Time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AMT" fo:font-size="12pt" fo:language="en" fo:country="US"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language-asian="none" style:country-asian="none" style:font-name-complex="Times New Roman"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0835in" fo:margin-bottom="0.0835in"/>
      <style:text-properties style:font-name="Arial" fo:font-size="10pt" style:font-size-asian="10pt"/>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8000" style:font-name="Courier New"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style>
    <style:style style:name="Heading_20_1" style:display-name="Heading 1" style:family="paragraph" style:parent-style-name="Standard" style:next-style-name="Standard" style:class="text" style:default-outline-level="1">
      <style:paragraph-properties fo:margin-top="0.1665in" fo:margin-bottom="0.1665in" fo:keep-with-next="always">
        <style:tab-stops>
          <style:tab-stop style:position="0.8126in"/>
        </style:tab-stops>
      </style:paragraph-properties>
      <style:text-properties fo:font-weight="bold"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835in" fo:text-indent="0in" style:auto-text-indent="false" fo:keep-with-next="always"/>
      <style:text-properties fo:font-weight="bold"/>
    </style:style>
    <style:style style:name="Heading_20_3" style:display-name="Heading 3" style:family="paragraph" style:parent-style-name="Standard" style:next-style-name="Standard" style:class="text" style:default-outline-level="3">
      <style:paragraph-properties fo:margin-left="0in" fo:margin-right="0in" fo:text-align="start" style:justify-single-word="false" fo:text-indent="0in" style:auto-text-indent="false" fo:keep-with-next="always"/>
      <style:text-properties style:font-name="Arial" fo:font-size="9pt" fo:font-weight="bold" style:font-size-asian="9pt"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Standard" style:class="list">
      <style:paragraph-properties fo:margin-left="0in" fo:margin-right="0in" fo:margin-top="0.1665in" fo:margin-bottom="0.0835in" fo:text-indent="0in" style:auto-text-indent="false"/>
      <style:text-properties style:font-name="Arial" fo:font-size="10pt" style:font-size-asian="10pt"/>
    </style:style>
    <style:style style:name="List_20_2" style:display-name="List 2" style:family="paragraph" style:parent-style-name="Standard" style:class="list">
      <style:paragraph-properties fo:margin-left="0.5in" fo:margin-right="0in" fo:text-indent="-0.25in" style:auto-text-indent="false"/>
    </style:style>
    <style:style style:name="Header" style:family="paragraph" style:parent-style-name="Standard" style:class="extra">
      <style:paragraph-properties fo:orphans="0" fo:widows="0" style:text-autospace="none" style:punctuation-wrap="simple" style:vertical-align="baseline">
        <style:tab-stops>
          <style:tab-stop style:position="3in" style:type="center"/>
          <style:tab-stop style:position="6in" style:type="right"/>
        </style:tab-stops>
      </style:paragraph-properties>
      <style:text-properties style:font-name="Arial" fo:font-size="11pt" style:font-size-asian="11pt"/>
    </style:style>
    <style:style style:name="Footer" style:family="paragraph" style:parent-style-name="Standard" style:class="extra">
      <style:paragraph-properties fo:orphans="0" fo:widows="0" style:text-autospace="none" style:punctuation-wrap="simple" style:vertical-align="baseline">
        <style:tab-stops>
          <style:tab-stop style:position="3in" style:type="center"/>
          <style:tab-stop style:position="6in"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Bullet_20_orange" style:display-name="Bullet orange" style:family="paragraph" style:parent-style-name="Standard">
      <style:paragraph-properties fo:margin-left="0in" fo:margin-right="0in" fo:margin-top="0.0835in" fo:margin-bottom="0in" fo:text-indent="0in" style:auto-text-indent="false"/>
    </style:style>
    <style:style style:name="Body_20_Text_20_2" style:display-name="Body Text 2" style:family="paragraph" style:parent-style-name="Standard">
      <style:paragraph-properties fo:margin-left="0.25in" fo:margin-right="0in" fo:margin-top="0.0835in" fo:margin-bottom="0.0835in" fo:text-indent="0in" style:auto-text-indent="false"/>
      <style:text-properties style:font-name="Arial" fo:font-size="10pt" style:font-size-asian="10pt"/>
    </style:style>
    <style:style style:name="Body_20_Text_20_3" style:display-name="Body Text 3" style:family="paragraph" style:parent-style-name="Standard">
      <style:text-properties fo:color="#008000" style:font-name="Courier New" fo:font-size="10pt" style:font-size-asian="10pt"/>
    </style:style>
    <style:style style:name="code" style:family="paragraph" style:parent-style-name="Text_20_body_20_indent">
      <style:paragraph-properties fo:margin-top="0.0835in" fo:margin-bottom="0.0835in"/>
    </style:style>
    <style:style style:name="Task_20_title" style:display-name="Task title" style:family="paragraph" style:parent-style-name="Bullet_20_orange">
      <style:paragraph-properties fo:margin-left="0.25in" fo:margin-right="0in" fo:margin-top="0.1665in" fo:margin-bottom="0.0835in" fo:text-indent="0in" style:auto-text-indent="false"/>
      <style:text-properties style:font-name="Arial" fo:font-size="10pt" style:text-underline-style="solid" style:text-underline-width="auto" style:text-underline-color="font-color" style:font-size-asian="10pt"/>
    </style:style>
    <style:style style:name="task_20_numbering_20_2" style:display-name="task numbering 2" style:family="paragraph" style:parent-style-name="Standard">
      <style:paragraph-properties fo:margin-left="0in" fo:margin-right="0in" fo:margin-top="0.0835in" fo:margin-bottom="0.0835in" fo:text-indent="0in" style:auto-text-indent="false"/>
      <style:text-properties style:font-name="Arial" fo:font-size="10pt" style:font-size-asian="10pt"/>
    </style:style>
    <style:style style:name="Page_20_Number" style:display-name="Page Number" style:family="text" style:parent-style-name="Default_20_Paragraph_20_Fon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3z0" style:family="text">
      <style:text-properties style:font-name="Symbol" fo:font-size="9pt" style:font-size-asian="9pt"/>
    </style:style>
    <style:style style:name="WW8Num4z0" style:family="text">
      <style:text-properties style:font-name="Symbol" fo:font-size="9pt" style:font-size-asian="9pt"/>
    </style:style>
    <style:style style:name="Absatz-Standardschriftart" style:family="text"/>
    <style:style style:name="WW8Num6z0" style:family="text">
      <style:text-properties style:font-name="StarSymbol" fo:font-size="9pt" style:font-size-asian="9pt"/>
    </style:style>
    <style:style style:name="WW8Num6z1" style:family="text">
      <style:text-properties style:font-name="Wingdings 2" fo:font-size="9pt" style:font-size-asian="9pt"/>
    </style:style>
    <style:style style:name="WW8Num7z0" style:family="text">
      <style:text-properties style:font-name="StarSymbol" fo:font-size="9pt" style:font-size-asian="9pt"/>
    </style:style>
    <style:style style:name="WW8Num7z1" style:family="text">
      <style:text-properties style:font-name="Wingdings 2" fo:font-size="9pt" style:font-size-asian="9pt"/>
    </style:style>
    <style:style style:name="WW8Num25z0" style:family="text">
      <style:text-properties style:font-name="Symbol1"/>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Wingdings 2"/>
    </style:style>
    <style:style style:name="WW8Num26z1" style:family="text">
      <style:text-properties style:font-name="Courier New" style:font-name-complex="Times"/>
    </style:style>
    <style:style style:name="WW8Num26z2" style:family="text">
      <style:text-properties style:font-name="Wingdings"/>
    </style:style>
    <style:style style:name="WW8Num26z3" style:family="text">
      <style:text-properties style:font-name="Symbol1"/>
    </style:style>
    <style:style style:name="WW8Num27z0" style:family="text">
      <style:text-properties style:font-name="Wingdings"/>
    </style:style>
    <style:style style:name="WW8Num27z1" style:family="text">
      <style:text-properties style:font-name="Courier New"/>
    </style:style>
    <style:style style:name="WW8Num27z3" style:family="text">
      <style:text-properties style:font-name="Symbol1"/>
    </style:style>
    <style:style style:name="WW-Absatz-Standardschriftart" style:family="text"/>
    <style:style style:name="WW8Num1z2" style:family="text">
      <style:text-properties fo:color="#ff6600" style:font-name="Wingdings 2"/>
    </style:style>
    <style:style style:name="Default_20_Paragraph_20_Font" style:display-name="Default Paragraph Font" style:family="text"/>
    <style:style style:name="Heading_20_1_20_Char_20_Char" style:display-name="Heading 1 Char Char" style:family="text" style:parent-style-name="Default_20_Paragraph_20_Font">
      <style:text-properties style:font-name="Arial" fo:language="en" fo:country="US" fo:font-weight="bold"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width="0.25in"/>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0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11in" text:min-label-width="0.25in"/>
        <style:text-properties style:font-name="Symbol"/>
      </text:list-level-style-bullet>
      <text:list-level-style-bullet text:level="2" text:style-name="WW8Num3z0" style:num-suffix="." text:bullet-char="">
        <style:list-level-properties text:space-before="0.289in" text:min-label-width="0.25in"/>
        <style:text-properties style:font-name="Symbol"/>
      </text:list-level-style-bullet>
      <text:list-level-style-bullet text:level="3" text:style-name="WW8Num3z0" style:num-suffix="." text:bullet-char="">
        <style:list-level-properties text:space-before="0.789in" text:min-label-width="0.25in"/>
        <style:text-properties style:font-name="Symbol"/>
      </text:list-level-style-bullet>
      <text:list-level-style-bullet text:level="4" text:style-name="WW8Num3z0" style:num-suffix="." text:bullet-char="">
        <style:list-level-properties text:space-before="1.289in" text:min-label-width="0.25in"/>
        <style:text-properties style:font-name="Symbol"/>
      </text:list-level-style-bullet>
      <text:list-level-style-bullet text:level="5" text:style-name="WW8Num3z0" style:num-suffix="." text:bullet-char="">
        <style:list-level-properties text:space-before="1.789in" text:min-label-width="0.25in"/>
        <style:text-properties style:font-name="Symbol"/>
      </text:list-level-style-bullet>
      <text:list-level-style-bullet text:level="6" text:style-name="WW8Num3z0" style:num-suffix="." text:bullet-char="">
        <style:list-level-properties text:space-before="2.289in" text:min-label-width="0.25in"/>
        <style:text-properties style:font-name="Symbol"/>
      </text:list-level-style-bullet>
      <text:list-level-style-bullet text:level="7" text:style-name="WW8Num3z0" style:num-suffix="." text:bullet-char="">
        <style:list-level-properties text:space-before="2.789in" text:min-label-width="0.25in"/>
        <style:text-properties style:font-name="Symbol"/>
      </text:list-level-style-bullet>
      <text:list-level-style-bullet text:level="8" text:style-name="WW8Num3z0" style:num-suffix="." text:bullet-char="">
        <style:list-level-properties text:space-before="3.289in" text:min-label-width="0.25in"/>
        <style:text-properties style:font-name="Symbol"/>
      </text:list-level-style-bullet>
      <text:list-level-style-bullet text:level="9" text:style-name="WW8Num3z0" style:num-suffix="." text:bullet-char="">
        <style:list-level-properties text:space-before="3.78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11in" text:min-label-width="0.25in"/>
        <style:text-properties style:font-name="Symbol"/>
      </text:list-level-style-bullet>
      <text:list-level-style-bullet text:level="2" text:style-name="WW8Num4z0" style:num-suffix="." text:bullet-char="">
        <style:list-level-properties text:space-before="0.289in" text:min-label-width="0.25in"/>
        <style:text-properties style:font-name="Symbol"/>
      </text:list-level-style-bullet>
      <text:list-level-style-bullet text:level="3" text:style-name="WW8Num4z0" style:num-suffix="." text:bullet-char="">
        <style:list-level-properties text:space-before="0.789in" text:min-label-width="0.25in"/>
        <style:text-properties style:font-name="Symbol"/>
      </text:list-level-style-bullet>
      <text:list-level-style-bullet text:level="4" text:style-name="WW8Num4z0" style:num-suffix="." text:bullet-char="">
        <style:list-level-properties text:space-before="1.289in" text:min-label-width="0.25in"/>
        <style:text-properties style:font-name="Symbol"/>
      </text:list-level-style-bullet>
      <text:list-level-style-bullet text:level="5" text:style-name="WW8Num4z0" style:num-suffix="." text:bullet-char="">
        <style:list-level-properties text:space-before="1.789in" text:min-label-width="0.25in"/>
        <style:text-properties style:font-name="Symbol"/>
      </text:list-level-style-bullet>
      <text:list-level-style-bullet text:level="6" text:style-name="WW8Num4z0" style:num-suffix="." text:bullet-char="">
        <style:list-level-properties text:space-before="2.289in" text:min-label-width="0.25in"/>
        <style:text-properties style:font-name="Symbol"/>
      </text:list-level-style-bullet>
      <text:list-level-style-bullet text:level="7" text:style-name="WW8Num4z0" style:num-suffix="." text:bullet-char="">
        <style:list-level-properties text:space-before="2.789in" text:min-label-width="0.25in"/>
        <style:text-properties style:font-name="Symbol"/>
      </text:list-level-style-bullet>
      <text:list-level-style-bullet text:level="8" text:style-name="WW8Num4z0" style:num-suffix="." text:bullet-char="">
        <style:list-level-properties text:space-before="3.289in" text:min-label-width="0.25in"/>
        <style:text-properties style:font-name="Symbol"/>
      </text:list-level-style-bullet>
      <text:list-level-style-bullet text:level="9" text:style-name="WW8Num4z0" style:num-suffix="." text:bullet-char="">
        <style:list-level-properties text:space-before="3.78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text-properties style:use-window-font-color="true" fo:font-size="9pt" fo:language="en" fo:country="US" style:font-name-asian="Times New Roman" style:font-size-asian="9pt" style:language-asian="none" style:country-asian="none" style:font-name-complex="Times New Roman" style:font-size-complex="10pt"/>
    </style:style>
    <style:style style:name="P2" style:family="paragraph" style:parent-style-name="Footer">
      <style:paragraph-properties fo:orphans="2" fo:widows="2" style:text-autospace="ideograph-alpha" style:punctuation-wrap="hanging" style:vertical-align="auto">
        <style:tab-stops>
          <style:tab-stop style:position="6.5in" style:type="right"/>
        </style:tab-stops>
      </style:paragraph-properties>
      <style:text-properties style:use-window-font-color="true" fo:font-size="10pt" fo:language="en" fo:country="US" style:font-name-asian="Times New Roman" style:font-size-asian="10pt" style:language-asian="none" style:country-asian="none" style:font-name-complex="Times New Roman" style:font-size-complex="10pt"/>
    </style:style>
    <style:style style:name="P3" style:family="paragraph" style:parent-style-name="Footer">
      <style:paragraph-properties>
        <style:tab-stops>
          <style:tab-stop style:position="3in" style:type="center"/>
          <style:tab-stop style:position="6.5in" style:type="right"/>
        </style:tab-stops>
      </style:paragraph-properties>
      <style:text-properties style:use-window-font-color="true" fo:font-size="12pt" fo:language="en" fo:country="US" style:font-name-asian="Times New Roman" style:font-size-asian="12pt" style:language-asian="none" style:country-asian="none" style:font-name-complex="Times New Roman" style:font-size-complex="10pt"/>
    </style:style>
    <style:style style:name="P4" style:family="paragraph" style:parent-style-name="Footer">
      <style:paragraph-properties>
        <style:tab-stops>
          <style:tab-stop style:position="3in" style:type="center"/>
          <style:tab-stop style:position="6.5in" style:type="right"/>
        </style:tab-stops>
      </style:paragraph-properties>
      <style:text-properties style:use-window-font-color="true" fo:font-size="10pt" fo:language="en" fo:country="US" style:font-name-asian="Times New Roman" style:font-size-asian="10pt" style:language-asian="none" style:country-asian="none" style:font-name-complex="Times New Roman" style:font-size-complex="10pt"/>
    </style:style>
    <style:style style:name="P5" style:family="paragraph" style:parent-style-name="Footer">
      <style:paragraph-properties fo:padding-left="0in" fo:padding-right="0in" fo:padding-top="0.0138in" fo:padding-bottom="0in" fo:border-left="none" fo:border-right="none" fo:border-top="0.0071in solid #000000" fo:border-bottom="none">
        <style:tab-stops>
          <style:tab-stop style:position="3in" style:type="center"/>
          <style:tab-stop style:position="6.5in" style:type="right"/>
        </style:tab-stops>
      </style:paragraph-properties>
    </style:style>
    <style:style style:name="P6" style:family="paragraph" style:parent-style-name="Standard">
      <style:paragraph-properties>
        <style:tab-stops>
          <style:tab-stop style:position="6.5in" style:type="right"/>
        </style:tab-stops>
      </style:paragraph-properties>
      <style:text-properties style:use-window-font-color="true" fo:font-size="10pt" fo:language="en" fo:country="US" style:font-name-asian="Times New Roman" style:font-size-asian="10pt" style:language-asian="none" style:country-asian="none" style:font-name-complex="Times New Roman" style:font-size-complex="10pt"/>
    </style:style>
    <style:style style:name="P7" style:family="paragraph" style:parent-style-name="Header">
      <style:text-properties style:use-window-font-color="true" fo:font-size="10pt" fo:language="en" fo:country="US" style:font-name-asian="Times New Roman" style:font-size-asian="10pt" style:language-asian="none" style:country-asian="none" style:font-name-complex="Times New Roman" style:font-size-complex="10pt"/>
    </style:style>
    <style:style style:name="P8" style:family="paragraph" style:parent-style-name="Footer">
      <style:paragraph-properties fo:orphans="2" fo:widows="2" fo:padding-left="0in" fo:padding-right="0in" fo:padding-top="0in" fo:padding-bottom="0.0138in" fo:border-left="none" fo:border-right="none" fo:border-top="none" fo:border-bottom="0.0071in solid #000000">
        <style:tab-stops>
          <style:tab-stop style:position="3in" style:type="center"/>
        </style:tab-stops>
      </style:paragraph-properties>
      <style:text-properties style:use-window-font-color="true" fo:font-size="14pt" fo:language="en" fo:country="US" style:font-name-asian="Times New Roman" style:font-size-asian="14pt" style:language-asian="none" style:country-asian="none" style:font-name-complex="Times New Roman" style:font-size-complex="10pt"/>
    </style:style>
    <style:style style:name="T1" style:family="text">
      <style:text-properties style:use-window-font-color="true" fo:font-size="8pt" fo:language="en" fo:country="US" style:font-name-asian="Times New Roman" style:font-size-asian="8pt" style:language-asian="none" style:country-asian="none" style:font-name-complex="Times New Roman" style:font-size-complex="10pt"/>
    </style:style>
    <style:style style:name="T2" style:family="text" style:parent-style-name="Page_20_Number">
      <style:text-properties style:use-window-font-color="true" fo:font-size="8pt" fo:language="en" fo:country="US" style:font-name-asian="Times New Roman" style:font-size-asian="8pt" style:language-asian="none" style:country-asian="none" style:font-name-complex="Times New Roman"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0.5in" fo:margin-bottom="0.6in" fo:margin-left="1in" fo:margin-right="1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pm1">
      <style:header>
        <text:p text:style-name="P1"><text:tab/>GroundWork Monitor 4 Installation and Customization</text:p>
        <text:p text:style-name="P2"/>
      </style:header>
      <style:footer>
        <text:p text:style-name="P3"/>
        <text:p text:style-name="P4"><draw:frame draw:style-name="fr1" draw:name="graphics1" text:anchor-type="as-char" svg:width="1.9689in" svg:height="0.2862in" draw:z-index="7"><draw:image xlink:href="Pictures/100000000000166800000352F766937D.jpg" xlink:type="simple" xlink:show="embed" xlink:actuate="onLoad"/></draw:frame></text:p>
        <text:p text:style-name="P5"><text:span text:style-name="T1"><text:tab/><text:tab/>Page </text:span><text:span text:style-name="T2"><text:page-number text:select-page="current">8</text:page-number></text:span><text:span text:style-name="T2"> of </text:span><text:span text:style-name="T2"><text:page-count style:num-format="1">8</text:page-count></text:span></text:p>
      </style:footer>
    </style:master-page>
    <style:master-page style:name="First_20_Page" style:display-name="First Page" style:page-layout-name="pm1" style:next-style-name="Standard">
      <style:header>
        <text:p text:style-name="P6"><draw:frame draw:style-name="fr1" draw:name="graphics2" text:anchor-type="as-char" svg:width="2.8673in" svg:height="0.4217in" draw:z-index="0"><draw:image xlink:href="Pictures/100000000000166800000352F766937D.jpg" xlink:type="simple" xlink:show="embed" xlink:actuate="onLoad"/></draw:frame></text:p>
        <text:p text:style-name="P7"/>
      </style:header>
      <style:footer>
        <text:p text:style-name="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dc:title>Tutorial Foundation 1.1</dc:title>
    <meta:initial-creator>WW</meta:initial-creator>
    <meta:creation-date>2005-09-22T13:20:00</meta:creation-date>
    <dc:date>2005-11-10T23:17:11</dc:date>
    <meta:print-date>2004-12-29T12:30:00</meta:print-date>
    <dc:language>en-US</dc:language>
    <meta:editing-cycles>37</meta:editing-cycles>
    <meta:editing-duration>PT15H3M38S</meta:editing-duration>
    <meta:user-defined meta:name="Info 1"/>
    <meta:user-defined meta:name="Info 2"/>
    <meta:user-defined meta:name="Info 3"/>
    <meta:user-defined meta:name="Info 4"/>
    <meta:document-statistic meta:table-count="3" meta:image-count="2" meta:object-count="0" meta:page-count="8" meta:paragraph-count="285" meta:word-count="1971" meta:character-count="14979"/>
  </office:meta>
</office:document-meta>
</file>